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05AC5E64C9D37ACD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BILLIO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建设容纳十亿人的城市，集约化的解决人类问题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3km * 70 = 210km</text:p>
              </text:list-item>
              <text:list-item>
                <text:p>70 * 70 = 4900</text:p>
              </text:list-item>
              <text:list-item>
                <text:p>4900 * 200000 = 980,000,000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编号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2T14:30:42.221403033</meta:creation-date>
    <meta:editing-duration>PT8M17S</meta:editing-duration>
    <meta:editing-cycles>3</meta:editing-cycles>
    <meta:generator>LibreOffice/6.1.6.3$Linux_X86_64 LibreOffice_project/10$Build-3</meta:generator>
    <dc:title>Blueprint Plans</dc:title>
    <dc:date>2019-07-12T14:38:59.215085600</dc:date>
    <meta:document-statistic meta:object-count="44"/>
  </office:meta>
</office:document-meta>
</file>